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d84" officeooo:paragraph-rsid="0002ed84"/>
    </style:style>
    <style:style style:name="P2" style:family="paragraph" style:parent-style-name="Standard">
      <style:text-properties officeooo:rsid="0004e923" officeooo:paragraph-rsid="0004e923"/>
    </style:style>
    <style:style style:name="P3" style:family="paragraph" style:parent-style-name="Standard">
      <style:text-properties officeooo:rsid="0001e929" officeooo:paragraph-rsid="0001e929"/>
    </style:style>
    <style:style style:name="P4" style:family="paragraph" style:parent-style-name="Standard">
      <style:text-properties fo:font-weight="bold" officeooo:rsid="0004eb50" officeooo:paragraph-rsid="0004eb50" style:font-weight-asian="bold" style:font-weight-complex="bold"/>
    </style:style>
    <style:style style:name="P5" style:family="paragraph" style:parent-style-name="Standard">
      <style:text-properties fo:font-weight="bold" officeooo:rsid="0004e923" officeooo:paragraph-rsid="00055b75" style:font-weight-asian="bold" style:font-weight-complex="bold"/>
    </style:style>
    <style:style style:name="P6" style:family="paragraph" style:parent-style-name="Standard">
      <style:text-properties officeooo:rsid="0002ed84" officeooo:paragraph-rsid="0004eb50"/>
    </style:style>
    <style:style style:name="P7" style:family="paragraph" style:parent-style-name="Standard">
      <style:text-properties officeooo:rsid="0002ed84" officeooo:paragraph-rsid="0002ed84"/>
    </style:style>
    <style:style style:name="P8" style:family="paragraph" style:parent-style-name="Standard">
      <style:text-properties officeooo:paragraph-rsid="0004eb50"/>
    </style:style>
    <style:style style:name="P9" style:family="paragraph" style:parent-style-name="Standard">
      <style:text-properties officeooo:rsid="0004e923" officeooo:paragraph-rsid="00055b75"/>
    </style:style>
    <style:style style:name="P10" style:family="paragraph" style:parent-style-name="Standard">
      <style:text-properties officeooo:rsid="0004e923" officeooo:paragraph-rsid="0004e923"/>
    </style:style>
    <style:style style:name="T1" style:family="text">
      <style:text-properties officeooo:rsid="0004eb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eb50" style:font-weight-asian="bold" style:font-weight-complex="bold"/>
    </style:style>
    <style:style style:name="T4" style:family="text">
      <style:text-properties officeooo:rsid="0002ed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55b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.pdf for Indexer</text:p>
      <text:p text:style-name="P3"/>
      <text:p text:style-name="P4">General Functionality</text:p>
      <text:p text:style-name="P1"><text:tab/>Our <text:span text:style-name="T1">I</text:span>ndexer utilizes a modified version of tokenizer from Asst0 and the sorted list from Asst1. Tokenizer was modified to work with a file <text:span text:style-name="T1">while</text:span> sorted list was <text:span text:style-name="T1">implemented normally</text:span>.</text:p>
      <text:p text:style-name="P1"/>
      <text:p text:style-name="P1">The Index is created using a sorted list of sorted lists. The outer list contains the token list and is a list of WordEnt_ structs. </text:p>
      <text:p text:style-name="P1"/>
      <text:p text:style-name="P6"><text:span text:style-name="T2">WordEnt_ </text:span><text:span text:style-name="T3">S</text:span><text:span text:style-name="T2">tructs</text:span> </text:p>
      <text:p text:style-name="P6"><text:tab/><text:span text:style-name="T1">WordEnt_ structs </text:span>are comprised of 2 fields:</text:p>
      <text:p text:style-name="P6"><text:tab/>- Word</text:p>
      <text:p text:style-name="P6"><text:tab/>- RecordList</text:p>
      <text:p text:style-name="P1"><text:tab/>The word field is a simple pointer to a char array that represents the word token found when <text:tab/>tokenizing a file in the directory. </text:p>
      <text:p text:style-name="P1"><text:tab/>The RecordList is itself another sorted list that will maintain RecordEnt_ structs indepdently of <text:tab/>where in the sorted list the WordEnt_ is found. In this way we can easily manage sorting the <text:tab/>outer list by word order and the inner lists by record order</text:p>
      <text:p text:style-name="P1"/>
      <text:p text:style-name="P1"><text:tab/>WordEnt_ struct's are ordered in the Index (which is a sorted list) in increasing order by their <text:tab/>Word field.</text:p>
      <text:p text:style-name="P1"/>
      <text:p text:style-name="P1">Each WordEnt_ struct has a RecordList that is comprised of RecordEnt_ structs <text:span text:style-name="T1">and is organized in the following way.</text:span></text:p>
      <text:p text:style-name="P1"/>
      <text:p text:style-name="P4">RecordEnt_ Structs</text:p>
      <text:p text:style-name="P8"><text:span text:style-name="T4"><text:tab/>RecordList sorted lists are </text:span>lists<text:span text:style-name="T4"> of RecordEnt_ structs that contain two fields: </text:span></text:p>
      <text:p text:style-name="P8"><text:span text:style-name="T4"><text:tab/>- File</text:span></text:p>
      <text:p text:style-name="P8"><text:span text:style-name="T4"><text:tab/>- Occurences</text:span></text:p>
      <text:p text:style-name="P1"><text:tab/>The file field is a simple char pointer to the relative path name of where the file was found.</text:p>
      <text:p text:style-name="P1"><text:tab/></text:p>
      <text:p text:style-name="P1"><text:tab/>For example: indexing file /adir/afolder/boo.txt relative to the directory adir will return the <text:tab/>store the relative path name: afolder/boo.txt in the file field of the RecordEnt_ struct.</text:p>
      <text:p text:style-name="P1"><text:tab/></text:p>
      <text:p text:style-name="P1"><text:tab/>The Occurences field simply keeps track of how many times the token (represented in the <text:tab/>WordEnt_ struct appeared in the file. </text:p>
      <text:p text:style-name="P1"/>
      <text:p text:style-name="P1"><text:tab/>RecordEnt_ structs are sorted first by occurences (greatest to least) then (if occurences are <text:tab/>equal) by their file names in alphabetical order.</text:p>
      <text:p text:style-name="P1"/>
      <text:p text:style-name="P1"><text:tab/>Since each WordEnt_ struct contains a RecordList, we can mange RecordEnt_ struct positions</text:p>
      <text:p text:style-name="P1"><text:tab/>independently of their greater position in the Index itself.</text:p>
      <text:p text:style-name="P1"/>
      <text:p text:style-name="P1"><text:tab/>In this way we keep the data structure of our index (sorted list of sorted lists) simple, concise, <text:tab/>and easy to navigate.</text:p>
      <text:p text:style-name="P1"/>
      <text:p text:style-name="P2"/>
      <text:p text:style-name="P2"/>
      <text:p text:style-name="P2"/>
      <text:p text:style-name="P2"><text:soft-page-break/>The Indexer is broken into two main parts: CreateIndex and WriteIndexToFile</text:p>
      <text:p text:style-name="P5">CreateIndex</text:p>
      <text:p text:style-name="P9"><text:tab/>- Searches the directory recursively and tokenizes each file, inserting and maintaing the <text:tab/>index as it continues to search each file. </text:p>
      <text:p text:style-name="P2"/>
      <text:p text:style-name="P9"><text:span text:style-name="T2">WriteIndexToFile</text:span> </text:p>
      <text:p text:style-name="P9"><text:tab/>- <text:span text:style-name="T6">T</text:span>akes an Index data structure, traverses it, and writes it out to a specified output file </text:p>
      <text:p text:style-name="P2"><text:tab/>while it is traversing</text:p>
      <text:p text:style-name="P2"><text:tab/></text:p>
      <text:p text:style-name="P2">In this way, by separating these two functions, we can maintain the Index data structure in memory, without modifying it, and write it out to multiple files (if need be). </text:p>
      <text:p text:style-name="P2">Also: the index only needs to be created once (for each directory indexed) and can be rewritten to as many files as need be during program execu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9:12:57.205728947</meta:creation-date>
    <dc:date>2016-04-11T22:43:44.535376167</dc:date>
    <meta:editing-duration>PT22M5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442" meta:character-count="2676" meta:non-whitespace-character-count="2224"/>
  </office:meta>
</office:document-meta>
</file>